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F000002EC46540DEC69CD29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d7d7" draw:textarea-horizontal-align="justify" draw:textarea-vertical-align="middle" draw:auto-grow-height="false" fo:min-height="0.893cm" fo:min-width="3.183cm"/>
      <style:paragraph-properties style:writing-mode="lr-tb"/>
    </style:style>
    <style:style style:name="gr3" style:family="graphic" style:parent-style-name="standard">
      <style:graphic-properties draw:fill="solid" draw:fill-color="#ffd7d7" draw:textarea-horizontal-align="justify" draw:textarea-vertical-align="middle" draw:auto-grow-height="false" fo:min-height="0.385cm" fo:min-width="4.32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7d7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7.849cm" svg:x="0.08cm" svg:y="0.042cm">
          <draw:image xlink:href="Pictures/100000000000043F000002EC46540DEC69CD29DC.png" xlink:type="simple" xlink:show="embed" xlink:actuate="onLoad" loext:mime-type="image/png">
            <text:p/>
          </draw:image>
        </draw:frame>
        <draw:custom-shape draw:style-name="gr2" draw:text-style-name="P2" draw:layer="layout" svg:width="3.683cm" svg:height="1.143cm" svg:x="1cm" svg:y="2.778cm">
          <text:p text:style-name="P1"><text:span text:style-name="T1">HV5812 driver</text:span></text:p>
          <text:p text:style-name="P1"><text:span text:style-name="T2">20 bit shift reg + HV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1.143cm" svg:x="12.049cm" svg:y="8.239cm">
          <text:p text:style-name="P1"><text:span text:style-name="T1">1.2V regulator</text:span></text:p>
          <text:p text:style-name="P1"><text:span text:style-name="T2">VFD filamen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0.635cm" svg:x="10.525cm" svg:y="16.494cm">
          <text:p text:style-name="P1"><text:span text:style-name="T1">Power: <text:s/>5V, 2.5V, 20V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.035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9:14:20.138657687</meta:creation-date>
    <dc:date>2020-10-06T19:19:46.247387916</dc:date>
    <meta:editing-duration>PT5M26S</meta:editing-duration>
    <meta:editing-cycles>1</meta:editing-cycles>
    <meta:document-statistic meta:object-count="4"/>
    <meta:generator>LibreOffice/6.4.5.2$Linux_X86_64 LibreOffice_project/40$Build-2</meta:generator>
  </office:meta>
</office:document-meta>
</file>